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o all hands-on JavaScript developers --</text:p>
      <text:p text:style-name="Text_20_body"> Regardless of your skill level,  please join us for the first meeting of  the re-launched Riverside JavaScript User Group (RJUG), Monday, December 1 at 7:00pm.  We will meet at the Riverside IO, 3976 Market Street, Riverside.  </text:p>
      <text:p text:style-name="Text_20_body">Going forward, the group will be focus on client-side java-scripting, with an emphasis  on interface development.   We are also adopting a workshop format, rather than a presentation format.  This means that members will need to actively participate -- writing, sharing and reviewing code based on monthly challenges.  To become an active member please join our <text:a xlink:type="simple" xlink:href="https://plus.google.com/u/0/communities/115504792973206830779" text:style-name="Internet_20_link" text:visited-style-name="Visited_20_Internet_20_Link">Google+ community</text:a>.  </text:p>
      <text:p text:style-name="Text_20_body">Because we are just finding our way and getting a late start at that, December's challenge is an easy one.</text:p>
      <text:p text:style-name="Text_20_body">DECEMBER'S CHALLENGE:</text:p>
      <text:p text:style-name="Text_20_body">HTML 5 has a lot of new elements with really cool functionality.  Among them are a number of new input types, the canvas element, local storage, web workers, geolocation and more.  Take one element or input type and build a script that demonstrates its potential.  Your code should use a simple interface so we can see it work.  Bring your code on a laptop or a thumb drive to the meeting, and show it off.</text:p>
      <text:p text:style-name="Text_20_body">Also on December's itinerary: brainstorming for the rjug.net websi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an Olson</meta:initial-creator>
    <meta:creation-date>2014-12-14T18:12:46.25</meta:creation-date>
    <meta:document-statistic meta:table-count="0" meta:image-count="0" meta:object-count="0" meta:page-count="1" meta:paragraph-count="7" meta:word-count="205" meta:character-count="1252"/>
    <dc:date>2014-12-14T18:13:08.24</dc:date>
    <dc:creator>Sean Olson</dc:creator>
    <meta:editing-duration>PT22S</meta:editing-duration>
    <meta:editing-cycles>1</meta:editing-cycles>
    <meta:generator>OpenOffice/4.1.1$Win32 OpenOffice.org_project/411m6$Build-9775</meta:generator>
  </office:meta>
</office:document-meta>
</file>